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ec0b" officeooo:paragraph-rsid="0003ec0b"/>
    </style:style>
    <style:style style:name="P2" style:family="paragraph" style:parent-style-name="Standard">
      <style:paragraph-properties fo:text-align="start" style:justify-single-word="false"/>
      <style:text-properties officeooo:rsid="0004b876" officeooo:paragraph-rsid="0004b876"/>
    </style:style>
    <style:style style:name="P3" style:family="paragraph" style:parent-style-name="Standard">
      <style:paragraph-properties fo:text-align="start" style:justify-single-word="false"/>
      <style:text-properties officeooo:rsid="0004b876" officeooo:paragraph-rsid="0017d463"/>
    </style:style>
    <style:style style:name="P4" style:family="paragraph" style:parent-style-name="Standard">
      <style:paragraph-properties fo:text-align="start" style:justify-single-word="false"/>
      <style:text-properties officeooo:rsid="0006b86b" officeooo:paragraph-rsid="0008af30"/>
    </style:style>
    <style:style style:name="P5" style:family="paragraph" style:parent-style-name="Standard">
      <style:paragraph-properties fo:text-align="start" style:justify-single-word="false"/>
      <style:text-properties officeooo:rsid="0006b86b" officeooo:paragraph-rsid="000b4aa0"/>
    </style:style>
    <style:style style:name="P6" style:family="paragraph" style:parent-style-name="Standard">
      <style:paragraph-properties fo:text-align="start" style:justify-single-word="false"/>
      <style:text-properties officeooo:rsid="000d0604" officeooo:paragraph-rsid="000e8f1d"/>
    </style:style>
    <style:style style:name="P7" style:family="paragraph" style:parent-style-name="Standard">
      <style:paragraph-properties fo:text-align="start" style:justify-single-word="false"/>
      <style:text-properties officeooo:rsid="0011ab89" officeooo:paragraph-rsid="0011ab89"/>
    </style:style>
    <style:style style:name="P8" style:family="paragraph" style:parent-style-name="Standard">
      <style:paragraph-properties fo:text-align="start" style:justify-single-word="false"/>
      <style:text-properties officeooo:rsid="0011ab89" officeooo:paragraph-rsid="001ae66b"/>
    </style:style>
    <style:style style:name="P9" style:family="paragraph" style:parent-style-name="Standard">
      <style:paragraph-properties fo:text-align="start" style:justify-single-word="false"/>
      <style:text-properties fo:font-weight="bold" officeooo:rsid="0006b86b" officeooo:paragraph-rsid="0006b86b" style:font-weight-asian="bold" style:font-weight-complex="bold"/>
    </style:style>
    <style:style style:name="P10" style:family="paragraph" style:parent-style-name="Standard">
      <style:paragraph-properties fo:text-align="start" style:justify-single-word="false"/>
      <style:text-properties fo:font-weight="bold" officeooo:rsid="0011ab89" officeooo:paragraph-rsid="0011ab89" style:font-weight-asian="bold" style:font-weight-complex="bold"/>
    </style:style>
    <style:style style:name="P11" style:family="paragraph" style:parent-style-name="Standard">
      <style:paragraph-properties fo:text-align="center" style:justify-single-word="false"/>
      <style:text-properties fo:font-weight="bold" officeooo:rsid="0003ec0b" officeooo:paragraph-rsid="0003ec0b" style:font-weight-asian="bold" style:font-weight-complex="bold"/>
    </style:style>
    <style:style style:name="P12" style:family="paragraph" style:parent-style-name="Standard">
      <style:paragraph-properties fo:text-align="start" style:justify-single-word="false"/>
      <style:text-properties fo:font-weight="bold" officeooo:rsid="001bb02b" officeooo:paragraph-rsid="001bb02b" style:font-weight-asian="bold" style:font-weight-complex="bold"/>
    </style:style>
    <style:style style:name="P13" style:family="paragraph" style:parent-style-name="Standard">
      <style:paragraph-properties fo:text-align="start" style:justify-single-word="false"/>
      <style:text-properties officeooo:rsid="0008af30" officeooo:paragraph-rsid="000b4aa0"/>
    </style:style>
    <style:style style:name="P14" style:family="paragraph" style:parent-style-name="Standard">
      <style:paragraph-properties fo:text-align="start" style:justify-single-word="false"/>
      <style:text-properties officeooo:rsid="001bb02b" officeooo:paragraph-rsid="001bb02b"/>
    </style:style>
    <style:style style:name="P15" style:family="paragraph" style:parent-style-name="Standard">
      <style:paragraph-properties fo:text-align="start" style:justify-single-word="false"/>
      <style:text-properties officeooo:rsid="001f6c81" officeooo:paragraph-rsid="001fc263"/>
    </style:style>
    <style:style style:name="P16" style:family="paragraph" style:parent-style-name="Standard">
      <style:paragraph-properties fo:text-align="start" style:justify-single-word="false"/>
      <style:text-properties officeooo:rsid="00150ebd" officeooo:paragraph-rsid="00150ebd"/>
    </style:style>
    <style:style style:name="P17" style:family="paragraph" style:parent-style-name="Standard">
      <style:paragraph-properties fo:text-align="start" style:justify-single-word="false"/>
      <style:text-properties officeooo:rsid="002190ab" officeooo:paragraph-rsid="002190ab"/>
    </style:style>
    <style:style style:name="P18" style:family="paragraph" style:parent-style-name="Standard">
      <style:paragraph-properties fo:text-align="start" style:justify-single-word="false"/>
      <style:text-properties fo:font-weight="bold" officeooo:rsid="002ad3b9" officeooo:paragraph-rsid="002ad3b9" style:font-weight-asian="bold" style:font-weight-complex="bold"/>
    </style:style>
    <style:style style:name="P19" style:family="paragraph" style:parent-style-name="Standard">
      <style:paragraph-properties fo:text-align="start" style:justify-single-word="false"/>
      <style:text-properties fo:font-weight="normal" officeooo:rsid="002ad3b9" officeooo:paragraph-rsid="002ad3b9" style:font-weight-asian="normal" style:font-weight-complex="normal"/>
    </style:style>
    <style:style style:name="T1" style:family="text">
      <style:text-properties officeooo:rsid="0003ec0b"/>
    </style:style>
    <style:style style:name="T2" style:family="text">
      <style:text-properties officeooo:rsid="0008af30"/>
    </style:style>
    <style:style style:name="T3" style:family="text">
      <style:text-properties style:text-position="super 58%"/>
    </style:style>
    <style:style style:name="T4" style:family="text">
      <style:text-properties style:text-position="super 58%" officeooo:rsid="000e8f1d"/>
    </style:style>
    <style:style style:name="T5" style:family="text">
      <style:text-properties style:text-position="super 58%" officeooo:rsid="0017d463"/>
    </style:style>
    <style:style style:name="T6" style:family="text">
      <style:text-properties officeooo:rsid="000e1722"/>
    </style:style>
    <style:style style:name="T7" style:family="text">
      <style:text-properties officeooo:rsid="000e8f1d"/>
    </style:style>
    <style:style style:name="T8" style:family="text">
      <style:text-properties officeooo:rsid="00129eb2"/>
    </style:style>
    <style:style style:name="T9" style:family="text">
      <style:text-properties officeooo:rsid="00162c01"/>
    </style:style>
    <style:style style:name="T10" style:family="text">
      <style:text-properties fo:font-weight="bold" style:font-weight-asian="bold" style:font-weight-complex="bold"/>
    </style:style>
    <style:style style:name="T11" style:family="text">
      <style:text-properties fo:font-weight="bold" officeooo:rsid="0003ec0b" style:font-weight-asian="bold" style:font-weight-complex="bold"/>
    </style:style>
    <style:style style:name="T12" style:family="text">
      <style:text-properties fo:font-weight="bold" officeooo:rsid="0008af30" style:font-weight-asian="bold" style:font-weight-complex="bold"/>
    </style:style>
    <style:style style:name="T13" style:family="text">
      <style:text-properties officeooo:rsid="0017d463"/>
    </style:style>
    <style:style style:name="T14" style:family="text">
      <style:text-properties officeooo:rsid="0018a933"/>
    </style:style>
    <style:style style:name="T15" style:family="text">
      <style:text-properties officeooo:rsid="0019ce62"/>
    </style:style>
    <style:style style:name="T16" style:family="text">
      <style:text-properties officeooo:rsid="001ae66b"/>
    </style:style>
    <style:style style:name="T17" style:family="text">
      <style:text-properties officeooo:rsid="001c7e9f"/>
    </style:style>
    <style:style style:name="T18" style:family="text">
      <style:text-properties officeooo:rsid="001cbaa2"/>
    </style:style>
    <style:style style:name="T19" style:family="text">
      <style:text-properties officeooo:rsid="001e3c19"/>
    </style:style>
    <style:style style:name="T20" style:family="text">
      <style:text-properties officeooo:rsid="001fc263"/>
    </style:style>
    <style:style style:name="T21" style:family="text">
      <style:text-properties officeooo:rsid="0021b141"/>
    </style:style>
    <style:style style:name="T22" style:family="text">
      <style:text-properties officeooo:rsid="0022e5a4"/>
    </style:style>
    <style:style style:name="T23" style:family="text">
      <style:text-properties officeooo:rsid="00258fc8"/>
    </style:style>
    <style:style style:name="T24" style:family="text">
      <style:text-properties officeooo:rsid="00270aea"/>
    </style:style>
    <style:style style:name="T25" style:family="text">
      <style:text-properties officeooo:rsid="00287afd"/>
    </style:style>
    <style:style style:name="T26" style:family="text">
      <style:text-properties officeooo:rsid="0029a079"/>
    </style:style>
    <style:style style:name="T27" style:family="text">
      <style:text-properties officeooo:rsid="002b11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MPE 483 HW1 – Autonomous Decentralized Lottery on Ethereum Blockchain</text:p>
      <text:p text:style-name="P11"/>
      <text:p text:style-name="P11">Abdullah Furkan İlısu - <text:span text:style-name="T23">2013400201</text:span></text:p>
      <text:p text:style-name="P11">Alim Türkmen - <text:span text:style-name="T22">2014400165</text:span></text:p>
      <text:p text:style-name="P11">Giray Eryılmaz – 2014400045</text:p>
      <text:p text:style-name="P1"/>
      <text:p text:style-name="P3">Our project implements an <text:s/><text:span text:style-name="T11">Autonomous Decentralized Lottery</text:span><text:span text:style-name="T1"> </text:span>as instructed in the description of homework1. Each lottery has two parts. Each part continues for 20.000 blocks. There always is a lottery running (a new lottery starts immediately previous one’s purchase state finishes) <text:span text:style-name="T9">and there are always 2 lotteries running at the same time except for the very first 20.000 blocks where there is no reveal state, there is only purchase stage</text:span>. <text:span text:style-name="T13">In other words</text:span> <text:span text:style-name="T13">except for the first half of the very first lottery there are always two states happening concurrently: the (n-1)th lottery’s reveal state and the nth lottery’s purchase state. All these and more implemented according to the description.</text:span></text:p>
      <text:p text:style-name="P2"/>
      <text:p text:style-name="P9">How we handle time (number of blocks passing):</text:p>
      <text:p text:style-name="P5">Since there <text:span text:style-name="T2">are no built-in mechanisms for alerting time (number of blocks passing) such as timed interrupts, we use another approach for keeping the system up to date.</text:span></text:p>
      <text:p text:style-name="P13"><text:s/></text:p>
      <text:p text:style-name="P4"><text:span text:style-name="T12">What we do is:</text:span><text:span text:style-name="T2"> when any function (for instance revealTicket or buyFullTicket) is called by users, firstly the last “version” of the system and the current block number are compared to see if a new period has started. If a new period has started then `update` function is called and all variables about the status of the system are updated to current state.</text:span></text:p>
      <text:p text:style-name="P4"/>
      <text:p text:style-name="P6">For example say a customer uses buyFullTicket function to purchase a ticket when the 3<text:span text:style-name="T3">rd</text:span> lottery has just started. First<text:span text:style-name="T13">ly</text:span> the block number is <text:span text:style-name="T13">checked</text:span> and compared with last updated state. Since the new lottery round has just started it is seen that the system variable<text:span text:style-name="T13">s</text:span> are out dated. Update function is called and the current lottery <text:span text:style-name="T13">number</text:span> is set to 3, since reveal state of <text:span text:style-name="T13">1</text:span><text:span text:style-name="T5">st</text:span><text:span text:style-name="T13"> </text:span>lottery ends at the same time lottery3 starts, winners of lottery1 are picked using random numbers provided by users to lottery1 and prizes are recorded in a map of <text:span text:style-name="T19">user – balance (address</text:span> – uint map<text:span text:style-name="T13">)</text:span> in the storage so that <text:span text:style-name="T13">winners</text:span> can withdraw their winnings whenever they want <text:span text:style-name="T13">(the contract does not transfer the rewards because that would cost gas. Users have to withdraw money themselves)</text:span>. The excess prize is <text:span text:style-name="T6">passed on to the next lottery. </text:span></text:p>
      <text:p text:style-name="P6"><text:span text:style-name="T14">One note: a boolean is kept to check if the current lottery is the very first period because in the very first period, unlike the other ones, there is no reveal state at the same time the purchase state of 1</text:span><text:span text:style-name="T4">st</text:span><text:span text:style-name="T7"> lottery.</text:span></text:p>
      <text:p text:style-name="P6"/>
      <text:p text:style-name="P10">How we implement commitment - <text:span text:style-name="T24">reveal</text:span>:</text:p>
      <text:p text:style-name="P8">We receive hashes <text:span text:style-name="T15">of random numbers</text:span> while <text:span text:style-name="T16">user is</text:span> purchasing tickets. Then <text:span text:style-name="T16">during the reveal stage of that lottery</text:span> the user must use revealTicket function to provide the real random numbers he/she previously committed to. <text:span text:style-name="T16">Then the revealed</text:span> numbers are hashed and <text:span text:style-name="T25">the resulting hashes are</text:span> compared with previously given hashes, if they do not match then the chan<text:span text:style-name="T25">c</text:span>e of winning is lost, <text:span text:style-name="T8">the numbers provided are ignored and not used for picking winners, no refund is given</text:span>. <text:span text:style-name="T26">If a user do not reveal then again he/she can not join the lottery and no refund is given.</text:span></text:p>
      <text:p text:style-name="P8"/>
      <text:p text:style-name="P12">Keeping track of ticket<text:span text:style-name="T18">s</text:span>:</text:p>
      <text:p text:style-name="P14">We use ticket structs for keeping random numbers - hashes, the ticket owner’s address, ticket type and a boolean for <text:span text:style-name="T17">verification.</text:span></text:p>
      <text:p text:style-name="P14"/>
      <text:p text:style-name="P15">We also make sure that no two full tickets are bought with same random numbers and at most 2 half tickets or at most 4 quarter tickets can be bought with same random numbers. <text:span text:style-name="T20">We do <text:s/>this by keeping track of used random numbers as ‘mapping(string =&gt; uint[3]) used_randoms along with ticket structs. Keys are actually hashes converted to string.</text:span></text:p>
      <text:p text:style-name="P18"><text:soft-page-break/>How the winners are determined:</text:p>
      <text:p text:style-name="P19">Winners are determined in the update function, which is called when a function is called by users iff the system is out dated. The succes<text:span text:style-name="T27">sfully verified (revealed) tickets’ random numbers are XORed to get winning numbers.</text:span></text:p>
      <text:p text:style-name="P7"/>
      <text:p text:style-name="P16"><text:span text:style-name="T10">The program works because</text:span> we always keep track of time and update variables before doing anything else and hold necessary data in the storage so that it is not lost. </text:p>
      <text:p text:style-name="P16"/>
      <text:p text:style-name="P17">Also we use revert() when ever we <text:span text:style-name="T21">need to</text:span> cancel an operation, for instance while purchasing <text:span text:style-name="T21">a</text:span> ticket if enough money is not sen<text:span text:style-name="T21">t</text:span> then we revert() <text:span text:style-name="T21">changes that are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8:38:16.503347391</meta:creation-date>
    <meta:generator>LibreOffice/5.1.6.2$Linux_X86_64 LibreOffice_project/10m0$Build-2</meta:generator>
    <dc:date>2018-04-23T14:15:06.868073305</dc:date>
    <meta:editing-duration>PT5H11M28S</meta:editing-duration>
    <meta:editing-cycles>34</meta:editing-cycles>
    <meta:document-statistic meta:table-count="0" meta:image-count="0" meta:object-count="0" meta:page-count="2" meta:paragraph-count="20" meta:word-count="704" meta:character-count="4149" meta:non-whitespace-character-count="3455"/>
  </office:meta>
</office:document-meta>
</file>